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Lohit Devanagari" svg:font-family="'Lohit Devanagari'" style:font-family-generic="system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MP0">
      <style:paragraph-properties style:page-number="auto" fo:break-before="page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style:font-name="FreeMono" fo:font-size="10pt" style:font-size-asian="10pt" style:font-size-complex="10pt"/>
    </style:style>
    <style:style style:name="P5" style:family="paragraph" style:parent-style-name="Standard" style:list-style-name="L2">
      <style:text-properties style:font-name="FreeMono" fo:font-size="10pt" style:font-size-asian="10pt" style:font-size-complex="10pt"/>
    </style:style>
    <style:style style:name="P6" style:family="paragraph" style:parent-style-name="Standard" style:list-style-name="L2"/>
    <style:style style:name="P7" style:family="paragraph" style:parent-style-name="Standard" style:list-style-name="L3"/>
    <style:style style:name="P8" style:family="paragraph" style:parent-style-name="Standard" style:list-style-name="L1">
      <style:paragraph-properties fo:break-before="page"/>
    </style:style>
    <style:style style:name="T1" style:family="text">
      <style:text-properties fo:color="#ff0000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urpose of this exercise is to familiarize each person with the code base and the process of deployment.</text:p>
      <text:p text:style-name="Standard"/>
      <text:p text:style-name="Standard">The required software is already installed and available on the Windows machines in the Acxiom lab.</text:p>
      <text:p text:style-name="Standard">-- <text:span text:style-name="Default_20_Paragraph_20_Font"><text:span text:style-name="T1">Warning!</text:span></text:span> When installing on your personal machine, you should consider taking a snapshot of your system and/or backing up any data before installing and running new software. There is always a chance, however small, that when installing or using new software your system and/or data can be corrupted or otherwise lost. Any person who spends much time in development quickly realizes the need for frequent saves and backups. --</text:p>
      <text:p text:style-name="Standard"/>
      <text:p text:style-name="Standard">-- Requisite software for a local installation (assuming Windows) --</text:p>
      <text:p text:style-name="Standard"/>
      <text:list xml:id="list2682608453" text:style-name="L1">
        <text:list-item>
          <text:p text:style-name="P3">Git client [https://git-scm.com/]</text:p>
          <text:list>
            <text:list-item>
              <text:p text:style-name="P3">You will use this to interact with your code repositories on Github and Heroku</text:p>
            </text:list-item>
            <text:list-item>
              <text:p text:style-name="P3">The settings you select during installation will determine how to interact with the Git client</text:p>
              <text:list>
                <text:list-item>
                  <text:p text:style-name="P3">I just use the Git Bash which behaves like a Linux-based terminal</text:p>
                </text:list-item>
              </text:list>
            </text:list-item>
          </text:list>
        </text:list-item>
        <text:list-item>
          <text:p text:style-name="P3">PostgreSQL client [https://www.enterprisedb.com/downloads/postgres-postgresql-downloads]</text:p>
          <text:list>
            <text:list-item>
              <text:p text:style-name="P3">Download and run the setup wizard for you system architecture</text:p>
            </text:list-item>
            <text:list-item>
              <text:p text:style-name="P3">During component installation only select pgAdmin, which is a graphical UI client</text:p>
              <text:list>
                <text:list-item>
                  <text:p text:style-name="P3">Technically you don’t need pgAdmin, but it installs psql which you will need</text:p>
                </text:list-item>
                <text:list-item>
                  <text:p text:style-name="P3">The Heroku CLI will use the PostgreSQL client, psql, to communicate with the PostgreSQL</text:p>
                </text:list-item>
              </text:list>
            </text:list-item>
            <text:list-item>
              <text:p text:style-name="P3">You don’t need the PostgreSQL database server as that will be hosted on Heroku’s servers</text:p>
              <text:list>
                <text:list-item>
                  <text:p text:style-name="P3">Though if you want to run your database locally this is the way to install it</text:p>
                </text:list-item>
              </text:list>
            </text:list-item>
            <text:list-item>
              <text:p text:style-name="P3">You can verify access via the Command Prompt using the following command</text:p>
              <text:list>
                <text:list-item>
                  <text:p text:style-name="P4">psql -V</text:p>
                </text:list-item>
                <text:list-item>
                  <text:p text:style-name="P3">If that doesn’t work then you will need to update your system’s PATH variable and then restart your Command Prompt</text:p>
                  <text:list>
                    <text:list-item>
                      <text:p text:style-name="P3">Add an entry similar to [C:\Program Files\PostgreSQL12\bin\]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Heroku command line interface (CLI) [https://devcenter.heroku.com/articles/heroku-cli]</text:p>
          <text:list>
            <text:list-item>
              <text:p text:style-name="P3">You will use this to interact with your app, container where the server code runs, on Heroku</text:p>
            </text:list-item>
            <text:list-item>
              <text:p text:style-name="P3">You can verify access via the Command Prompt using the following command</text:p>
              <text:list>
                <text:list-item>
                  <text:p text:style-name="P4">heroku -v</text:p>
                </text:list-item>
                <text:list-item>
                  <text:p text:style-name="P3">If that doesn’t work then you will need to update your system’s PATH variable and then restart your Command Prompt</text:p>
                  <text:list>
                    <text:list-item>
                      <text:p text:style-name="P3">Add an entry similar to [C:\Program Files\heroku\bin\]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Java 1.8 [https://www.oracle.com/technetwork/java/javase/downloads/jdk8-downloads-2133151.html]</text:p>
          <text:list>
            <text:list-item>
              <text:p text:style-name="P3">The installer should add java to your path, you can verify access via the Command Prompt using the following command (you may have to restart your Command Prompt)</text:p>
              <text:list>
                <text:list-item>
                  <text:p text:style-name="P4">java -version</text:p>
                </text:list-item>
              </text:list>
            </text:list-item>
          </text:list>
        </text:list-item>
      </text:list>
      <text:p text:style-name="Standard"/>
      <text:list xml:id="list144016535846840" text:continue-numbering="true" text:style-name="L1">
        <text:list-item>
          <text:p text:style-name="P8">Apache Maven [https://maven.apache.org/download.cgi]</text:p>
          <text:list>
            <text:list-item>
              <text:p text:style-name="P3">Download the "Binary zip archive"</text:p>
            </text:list-item>
            <text:list-item>
              <text:p text:style-name="P3">Extract the contents to some acceptable directory (I placed them under the Java directory)</text:p>
              <text:list>
                <text:list-item>
                  <text:p text:style-name="P3">[C:\Program Files\Java\apache-maven-3.6.3]</text:p>
                </text:list-item>
              </text:list>
            </text:list-item>
            <text:list-item>
              <text:p text:style-name="P3">Update your system’s PATH variable to included the maven “bin” directory</text:p>
              <text:list>
                <text:list-item>
                  <text:p text:style-name="P3">If you placed the uncompressed files in the above directory then use this</text:p>
                </text:list-item>
                <text:list-item>
                  <text:p text:style-name="P3">[C:\Program Files\Java\apache-maven-3.6.3\bin\]</text:p>
                </text:list-item>
              </text:list>
            </text:list-item>
          </text:list>
        </text:list-item>
        <text:list-item>
          <text:p text:style-name="P3">Visual Studio Code [https://code.visualstudio.com/]</text:p>
          <text:list>
            <text:list-item>
              <text:p text:style-name="P3">This is what I used to develop the spike solution</text:p>
              <text:list>
                <text:list-item>
                  <text:p text:style-name="P3">You will need to add support for Java [https://code.visualstudio.com/docs/java/java-webapp]</text:p>
                  <text:list>
                    <text:list-item>
                      <text:p text:style-name="P3">Create a “JAVA_HOME” environment variable to point to the Java JDK directory</text:p>
                      <text:list>
                        <text:list-item>
                          <text:p text:style-name="P3">The value will be similar to [C:\Program Files\Java\jdk1.8.0_231\]</text:p>
                        </text:list-item>
                        <text:list-item>
                          <text:p text:style-name="P3">This is independent of your system’s PATH variable</text:p>
                        </text:list-item>
                      </text:list>
                    </text:list-item>
                    <text:list-item>
                      <text:p text:style-name="P3">Add the Java Extension</text:p>
                      <text:list>
                        <text:list-item>
                          <text:p text:style-name="P3">In Visual Studio Code open extensions (File -&gt; Preferences -&gt; Extensions)</text:p>
                        </text:list-item>
                        <text:list-item>
                          <text:p text:style-name="P3">Search for the “Java Extension Pack” and click “Install”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Other options exist like</text:p>
              <text:list>
                <text:list-item>
                  <text:p text:style-name="P3">Eclipse [https://www.eclipse.org/]</text:p>
                </text:list-item>
                <text:list-item>
                  <text:p text:style-name="P3">IntelliJ IDEA [https://www.jetbrains.com/idea/]</text:p>
                </text:list-item>
              </text:list>
            </text:list-item>
          </text:list>
        </text:list-item>
      </text:list>
      <text:p text:style-name="Standard"/>
      <text:p text:style-name="P1">-- Deployment Steps --</text:p>
      <text:p text:style-name="Standard"/>
      <text:p text:style-name="Standard"/>
      <text:list xml:id="list419513101" text:style-name="L2">
        <text:list-item>
          <text:list>
            <text:list-item>
              <text:p text:style-name="P6">SQL script for database setup [https://github.com/jstrother123/photon-main/player.sql]</text:p>
              <text:list>
                <text:list-item>
                  <text:p text:style-name="P6">Creates a database</text:p>
                </text:list-item>
                <text:list-item>
                  <text:p text:style-name="P6">Creates table</text:p>
                </text:list-item>
                <text:list-item>
                  <text:p text:style-name="P6">Inserts some sample data into the table</text:p>
                </text:list-item>
              </text:list>
            </text:list-item>
          </text:list>
        </text:list-item>
      </text:list>
      <text:p text:style-name="Standard"/>
      <text:p text:style-name="Standard"/>
      <text:list xml:id="list144016665704882" text:continue-numbering="true" text:style-name="L2">
        <text:list-item>
          <text:p text:style-name="P6">Fork each repositories to your team’s organization in Github</text:p>
        </text:list-item>
      </text:list>
      <text:p text:style-name="Standard"/>
      <text:list xml:id="list144018449654298" text:continue-numbering="true" text:style-name="L2">
        <text:list-item>
          <text:p text:style-name="P6">Create an app, container, on Heroku</text:p>
          <text:list>
            <text:list-item>
              <text:p text:style-name="P6">Create an account at [https://signup.heroku.com/]</text:p>
              <text:list>
                <text:list-item>
                  <text:p text:style-name="P6">Use credentials, username/email and password, that you don’t mind sharing with your team</text:p>
                </text:list-item>
                <text:list-item>
                  <text:p text:style-name="P6">Free hosting on Heroku requires an individual account while team configurations are paid</text:p>
                  <text:list>
                    <text:list-item>
                      <text:p text:style-name="P6">Consequently your team will use your Heroku account credentials as a shared login</text:p>
                    </text:list-item>
                    <text:list-item>
                      <text:p text:style-name="P6">Login credentials for this Heroku account should be shared with your entire team via your team's private channel on Slack</text:p>
                      <text:list>
                        <text:list-item>
                          <text:p text:style-name="P6">You might also want to pin your credentials to your team’s private channel to enable quick access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">Use their website or the CLI to create the app [https://devcenter.heroku.com/articles/heroku-cli]</text:p>
            </text:list-item>
            <text:list-item>
              <text:p text:style-name="P6">You can see the name of your Heroku apps using the CLI from the Command Prompt</text:p>
              <text:list>
                <text:list-item>
                  <text:p text:style-name="P5">heroku list</text:p>
                </text:list-item>
              </text:list>
            </text:list-item>
          </text:list>
        </text:list-item>
      </text:list>
      <text:p text:style-name="Standard"/>
      <text:list xml:id="list144018224924863" text:continue-numbering="true" text:style-name="L2">
        <text:list-item>
          <text:p text:style-name="P6">Define the database [https://devcenter.heroku.com/articles/heroku-postgresql#create-a-new-database]</text:p>
          <text:list>
            <text:list-item>
              <text:p text:style-name="P6">Heroku has many addons that may be included as part of your app. One is the database add on. The above link describes the necessary Heroku CLI command to provision a database for your app</text:p>
              <text:list>
                <text:list-item>
                  <text:p text:style-name="P5">heroku addons:create heroku-postgresql:hobby-dev -a {your Heroku app name here}</text:p>
                </text:list-item>
              </text:list>
            </text:list-item>
            <text:list-item>
              <text:p text:style-name="P6">Once the database add on has been provisioned you may access the database via the PSQL command line interface by using the command</text:p>
              <text:list>
                <text:list-item>
                  <text:p text:style-name="P5">heroku pg:psql -a {your Heroku app name here}</text:p>
                </text:list-item>
              </text:list>
            </text:list-item>
            <text:list-item>
              <text:p text:style-name="P6">Once in the PSQL command line interface you can run the SQL commands provided in the SQL script repository that you forked from Github</text:p>
              <text:list>
                <text:list-item>
                  <text:p text:style-name="P6">Just copy the SQL commands and paste them to the Command Prompt running the CLI connected to your database</text:p>
                </text:list-item>
              </text:list>
            </text:list-item>
            <text:list-item>
              <text:p text:style-name="P6">You can exit the PSQL command line interface by using the "\q" command</text:p>
              <text:list>
                <text:list-item>
                  <text:p text:style-name="P6">[https://www.postgresql.org/docs/current/static/app-psql.html]</text:p>
                </text:list-item>
              </text:list>
            </text:list-item>
          </text:list>
        </text:list-item>
      </text:list>
      <text:p text:style-name="Standard"/>
      <text:list xml:id="list144018655484622" text:continue-numbering="true" text:style-name="L2">
        <text:list-item>
          <text:p text:style-name="P6">Deploy the server code to Heroku [https://devcenter.heroku.com/articles/deploying-java]</text:p>
          <text:list>
            <text:list-item>
              <text:p text:style-name="P6">The above link walks through some of the steps for initializing a new Java application in Heroku</text:p>
            </text:list-item>
          </text:list>
        </text:list-item>
      </text:list>
      <text:p text:style-name="Standard"/>
      <text:list xml:id="list144017536946137" text:continue-numbering="true" text:style-name="L2">
        <text:list-item>
          <text:list>
            <text:list-item>
              <text:list>
                <text:list-item>
                  <text:p text:style-name="P6">Make sure you are logged into your Heroku account via the CLI and then run the following command in your project directory in order to add the Heroku end point</text:p>
                  <text:list>
                    <text:list-item>
                      <text:p text:style-name="P5"><text:soft-page-break/>heroku git:remote -a {your heroku app name here}</text:p>
                    </text:list-item>
                  </text:list>
                </text:list-item>
              </text:list>
            </text:list-item>
            <text:list-item>
              <text:p text:style-name="P6">At this point you can push your code to Heroku</text:p>
              <text:list>
                <text:list-item>
                  <text:p text:style-name="P5">git push heroku master</text:p>
                </text:list-item>
                <text:list-item>
                  <text:p text:style-name="P6">This action will kick off a build and deploy on their servers</text:p>
                </text:list-item>
              </text:list>
            </text:list-item>
          </text:list>
        </text:list-item>
      </text:list>
      <text:p text:style-name="Standard"/>
      <text:list xml:id="list144017365116806" text:continue-numbering="true" text:style-name="L2">
        <text:list-item>
          <text:p text:style-name="P6">Verify the deploy</text:p>
          <text:list>
            <text:list-item>
              <text:p text:style-name="P6">If everything goes well you should be able to navigate to [https://{your heroku app name here}.herokuapp.com/] and see the products you inserted into the database</text:p>
              <text:list>
                <text:list-item>
                  <text:p text:style-name="P6">Can you find where this functionality is defined in the server code?</text:p>
                </text:list-item>
                <text:list-item>
                  <text:p text:style-name="P6">You can compare to [https://uarkregappjava.herokuapp.com/]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P1">-- Questions to be answered for Sprint 2 --</text:p>
      <text:p text:style-name="Standard"/>
      <text:p text:style-name="Standard">Please submit answers to the following questions in Blackboard. Be sure to include the original questions in your submission as well.</text:p>
      <text:p text:style-name="Standard"/>
      <text:list xml:id="list3614619662" text:style-name="L3">
        <text:list-item>
          <text:p text:style-name="P7">(0 points) What setup guide are you answering questions for? (Group or Individual. This setup guide is for an Group.)</text:p>
        </text:list-item>
        <text:list-item>
          <text:p text:style-name="P7">(0 points) What example code are you working with? (Java web application (website) or NodeJS web application (website). The example code in this guide is for the “Java web application”.)</text:p>
        </text:list-item>
        <text:list-item>
          <text:p text:style-name="P7">(5 points) What team are you on?</text:p>
        </text:list-item>
        <text:list-item>
          <text:p text:style-name="P7">(15 points) What is the URL of the repositories in your team’s Github organization that you forked? E.g., [https://github.com/snowcycle?tab=repositories].</text:p>
        </text:list-item>
        <text:list-item>
          <text:p text:style-name="P7">(5 points) What is the name of your Heroku app? E.g., uarkregappjava.</text:p>
        </text:list-item>
        <text:list-item>
          <text:p text:style-name="P7">(10 points) What is the URL that you used to verify the deploy above?</text:p>
        </text:list-item>
        <text:list-item>
          <text:p text:style-name="P7">(15 points) Update one player in your database Then provide a screen shot of the player information. This is the page that loads when access the URL in question #6. You will only receive points for this question if you provided an answer to question #6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Lohit Devanagari" svg:font-family="'Lohit Devanagari'" style:font-family-generic="system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ource Han Sans CN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ource Han Sans CN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01-21T09:27:00Z</meta:creation-date>
    <dc:date>2022-02-02T12:00:29.740527110</dc:date>
    <meta:editing-cycles>62</meta:editing-cycles>
    <meta:editing-duration>PT11H44M13S</meta:editing-duration>
    <meta:document-statistic meta:table-count="0" meta:image-count="0" meta:object-count="0" meta:page-count="5" meta:paragraph-count="92" meta:word-count="1193" meta:character-count="7397" meta:non-whitespace-character-count="6381"/>
    <meta:template xlink:type="simple" xlink:actuate="onRequest" xlink:title="" xlink:href="../../../../../../../tmp/mozilla_cam0/Sprint2-setup-plus-heroku.odt/Normal"/>
  </office:meta>
</office:document-meta>
</file>